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wis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Consolas" fo:font-size="10pt" fo:font-weight="normal" style:font-size-asian="10pt" style:font-size-complex="10pt"/>
    </style:style>
    <style:style style:name="P2" style:family="paragraph" style:parent-style-name="Text_20_body">
      <style:text-properties style:font-name="Consolas" fo:font-size="10pt" officeooo:paragraph-rsid="000b6366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Ω144 pYPK0_PDC1_EcfabH_TEF1 <text:s text:c="4"/></text:span></text:p>
      <text:p text:style-name="P2"><text:span text:style-name="T8">Ω145 pYPK0_TEF1_EcfabD_FBA1 <text:s text:c="4"/></text:span></text:p>
      <text:p text:style-name="P2"><text:span text:style-name="T8">Ω176 pYPK0_FBA1_EcfabG_RPL22A <text:s text:c="2"/></text:span></text:p>
      <text:p text:style-name="P2"><text:span text:style-name="T8">Ω177 pYPK0_RPL22A_EcacpP_TDH3 <text:s text:c="2"/></text:span></text:p>
      <text:p text:style-name="P2"><text:span text:style-name="T8">Ω148 pYPK0_TDH3_EcfabF_UTR2 <text:s text:c="4"/></text:span></text:p>
      <text:p text:style-name="P2"><text:span text:style-name="T8">Ω149 pYPK0_UTR2_EcfabB_TPI1 <text:s text:c="4"/></text:span></text:p>
      <text:p text:style-name="P2"><text:span text:style-name="T8">Ω150 pYPK0_TPI1_EcfabA_PMP3 <text:s text:c="4"/></text:span></text:p>
      <text:p text:style-name="P2"><text:span text:style-name="T8">Ω151 pYPK0_PMP3_EcfabZ_ENO2 <text:s text:c="4"/></text:span></text:p>
      <text:p text:style-name="P2"><text:span text:style-name="T8">Ω168 pYPK0_ENO2_Athmod1_RPL5 <text:s text:c="3"/></text:span></text:p>
      <text:p text:style-name="P2"><text:span text:style-name="T8">Ω169 pYPK0_RPL5_AthfatA1_RPL16A </text:span></text:p>
      <text:p text:style-name="P2"><text:span text:style-name="T8">Ω172 pYPK0_RPL16A_AthfatB_RPL17A</text:span></text:p>
      <text:p text:style-name="P2"><text:span text:style-name="T8">Ω155 pYPK0_RPL17A_EcacpH_RPL16B </text:span></text:p>
      <text:p text:style-name="P2"><text:span text:style-name="T8">Ω158 pYPK0_RPL16B_EcacpS_TMA19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wiss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1-03T11:03:43.023551057</meta:creation-date>
    <meta:generator>LibreOffice/7.3.1.3$Linux_X86_64 LibreOffice_project/30$Build-3</meta:generator>
    <dc:date>2022-03-07T08:57:23.394592608</dc:date>
    <dc:creator>Björn Johansson</dc:creator>
    <meta:editing-duration>PT9M3S</meta:editing-duration>
    <meta:editing-cycles>1</meta:editing-cycles>
    <meta:document-statistic meta:table-count="0" meta:image-count="0" meta:object-count="0" meta:page-count="1" meta:paragraph-count="13" meta:word-count="26" meta:character-count="415" meta:non-whitespace-character-count="359"/>
  </office:meta>
</office:document-meta>
</file>